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ontrol.xml" manifest:media-type="text/xml"/>
  <manifest:file-entry manifest:full-path="Basic/Standard/Merge.xml" manifest:media-type="text/xml"/>
  <manifest:file-entry manifest:full-path="Basic/Standard/Sql.xml" manifest:media-type="text/xml"/>
  <manifest:file-entry manifest:full-path="Basic/Standard/Form.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Form.DataBaseInit?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style:font-name="Liberation Sans2" fo:font-size="14pt" fo:font-weight="bold"/>
    </style:style>
    <style:style style:name="P7" style:family="paragraph">
      <style:paragraph-properties fo:text-align="start"/>
      <style:text-properties style:font-name="Liberation Sans3" fo:font-size="12pt"/>
    </style:style>
    <style:style style:name="P8"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9" style:family="paragraph">
      <style:text-properties style:text-line-through-style="none" style:text-line-through-type="none" style:font-name="Liberation Sans1" fo:font-size="12pt" fo:font-style="normal" style:text-underline-style="none" fo:font-weight="normal"/>
    </style:style>
    <style:style style:name="P10"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MainFormInit?language=Basic&amp;location=document" xlink:type="simple"/>
            <script:event-listener script:language="ooo:script" script:event-name="form:approvereset" xlink:href="vnd.sun.star.script:Standard.Control.MainFormReset?language=Basic&amp;location=document" xlink:type="simple"/>
          </office:event-listeners>
          <form:form form:name="GroupFilter" form:command="AddressTables"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pass-through"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gt;&g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lt;&lt;"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SetupButton" form:control-implementation="ooo:com.sun.star.form.component.CommandButton" xml:id="control6" form:id="control6" form:label="Adresses" form:tab-index="4" office:target-frame="" xlink:href="" form:image-data="" form:delay-for-repeat="PT0.050000000S" form:image-position="center">
                <form:properties>
                  <form:property form:property-name="DefaultControl" office:value-type="string" office:string-value="com.sun.star.form.control.CommandButton"/>
                </form:properties>
              </form:button>
              <form:button form:name="SendButton" form:control-implementation="ooo:com.sun.star.form.component.CommandButton" xml:id="control7" form:id="control7"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erge.MailMerge?language=Basic&amp;location=document" xlink:type="simple"/>
                </office:event-listeners>
              </form:button>
            </form:form>
          </form:form>
          <form:form form:name="AddressFilter"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7" form:id="control27" form:label="Model:"/>
            <form:listbox form:name="ModelList"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9" form:id="control29"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30" form:id="control30"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1" form:id="control31" form:label="Document maitre:"/>
              <form:file form:name="TemplateButton" form:control-implementation="ooo:com.sun.star.form.component.FileControl" xml:id="control32" form:id="control32" form:tab-index="9"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3" form:id="control33"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4" form:id="control34" form:label="Email objet:"/>
                <form:text form:name="SubjectText" form:control-implementation="ooo:com.sun.star.form.component.TextField" xml:id="control35" form:id="control35"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6" form:id="control36"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7" form:id="control37" form:label="Fichiers attachés"/>
                <form:file form:name="AddButton" form:control-implementation="ooo:com.sun.star.form.component.FileControl" xml:id="control38" form:id="control38"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9" form:id="control39"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40" form:id="control40"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1" form:id="control41" form:label="A"/>
            <form:text form:name="LocalityText" form:control-implementation="ooo:com.sun.star.form.component.TextField" xml:id="control42" form:id="control42"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3" form:id="control43" form:label=", le"/>
            <form:date form:name="DateText" form:control-implementation="ooo:com.sun.star.form.component.DateField" xml:id="control44" form:id="control44"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5" form:id="control45"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6" form:id="control46"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7" form:id="control47"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ChargeLabel" form:control-implementation="ooo:com.sun.star.form.component.TextField" xml:id="control51" form:id="control51"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2" form:id="control52"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3" form:id="control53"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5" form:id="control55"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63cm" svg:height="0.6cm" svg:x="2cm" svg:y="2cm" draw:control="control2"/>
      <draw:control text:anchor-type="page" text:anchor-page-number="1" draw:z-index="1" draw:style-name="gr2" draw:text-style-name="P2" svg:width="7.801cm" svg:height="0.6cm" svg:x="5.062cm" svg:y="2.05cm" draw:control="control1"/>
      <draw:control text:anchor-type="page" text:anchor-page-number="1" draw:z-index="2" draw:style-name="gr2" draw:text-style-name="P2" svg:width="8cm" svg:height="2.102cm" svg:x="2cm" svg:y="2.701cm" draw:control="control3"/>
      <draw:control text:anchor-type="page" text:anchor-page-number="1" draw:z-index="3" draw:style-name="gr1" draw:text-style-name="P3" svg:width="0.802cm" svg:height="1.001cm" svg:x="10.1cm" svg:y="2.701cm" draw:control="control4"/>
      <draw:control text:anchor-type="page" text:anchor-page-number="1" draw:z-index="4" draw:style-name="gr1" draw:text-style-name="P3" svg:width="0.802cm" svg:height="1.001cm" svg:x="10.1cm" svg:y="3.75cm" draw:control="control5"/>
      <draw:control text:anchor-type="page" text:anchor-page-number="1" draw:z-index="5" draw:style-name="gr2" draw:text-style-name="P2" svg:width="8cm" svg:height="2.102cm" svg:x="11cm" svg:y="2.701cm" draw:control="control8"/>
      <draw:control text:anchor-type="page" text:anchor-page-number="1" draw:z-index="6" draw:style-name="gr1" draw:text-style-name="P4" svg:width="2.834cm" svg:height="0.6cm" svg:x="2.051cm" svg:y="5.05cm" draw:control="control9"/>
      <draw:control text:anchor-type="page" text:anchor-page-number="1" draw:z-index="7" draw:style-name="gr3" draw:text-style-name="P4" svg:width="7.002cm" svg:height="0.6cm" svg:x="4.9cm" svg:y="5.05cm" draw:control="control10"/>
      <draw:control text:anchor-type="page" text:anchor-page-number="1" draw:z-index="8" draw:style-name="gr3" draw:text-style-name="P4" svg:width="7.051cm" svg:height="0.6cm" svg:x="11.94cm" svg:y="5.05cm" draw:control="control11"/>
      <draw:control text:anchor-type="page" text:anchor-page-number="1" draw:z-index="9" draw:style-name="gr1" draw:text-style-name="P5" svg:width="2.835cm" svg:height="0.6cm" svg:x="2.051cm" svg:y="5.71cm" draw:control="control12"/>
      <draw:control text:anchor-type="page" text:anchor-page-number="1" draw:z-index="10" draw:style-name="gr3" draw:text-style-name="P4" svg:width="14.101cm" svg:height="0.6cm" svg:x="4.9cm" svg:y="5.71cm" draw:control="control13"/>
      <draw:control text:anchor-type="page" text:anchor-page-number="1" draw:z-index="11" draw:style-name="gr1" draw:text-style-name="P5" svg:width="2.832cm" svg:height="0.6cm" svg:x="2.053cm" svg:y="6.369cm" draw:control="control14"/>
      <draw:control text:anchor-type="page" text:anchor-page-number="1" draw:z-index="12" draw:style-name="gr3" draw:text-style-name="P4" svg:width="14.101cm" svg:height="0.6cm" svg:x="4.9cm" svg:y="6.369cm" draw:control="control15"/>
      <draw:control text:anchor-type="page" text:anchor-page-number="1" draw:z-index="13" draw:style-name="gr1" draw:text-style-name="P4" svg:width="2.834cm" svg:height="0.6cm" svg:x="2.051cm" svg:y="7.05cm" draw:control="control16"/>
      <draw:control text:anchor-type="page" text:anchor-page-number="1" draw:z-index="14" draw:style-name="gr3" draw:text-style-name="P4" svg:width="14.101cm" svg:height="0.6cm" svg:x="4.9cm" svg:y="7.05cm" draw:control="control17"/>
      <draw:control text:anchor-type="page" text:anchor-page-number="1" draw:z-index="15" draw:style-name="gr1" draw:text-style-name="P5" svg:width="2.835cm" svg:height="0.6cm" svg:x="2.05cm" svg:y="7.699cm" draw:control="control18"/>
      <draw:control text:anchor-type="page" text:anchor-page-number="1" draw:z-index="16" draw:style-name="gr3" draw:text-style-name="P4" svg:width="14.101cm" svg:height="0.6cm" svg:x="4.9cm" svg:y="7.699cm" draw:control="control19"/>
      <draw:control text:anchor-type="page" text:anchor-page-number="1" draw:z-index="17" draw:style-name="gr1" draw:text-style-name="P4" svg:width="1.669cm" svg:height="0.6cm" svg:x="2.05cm" svg:y="8.35cm" draw:control="control20"/>
      <draw:control text:anchor-type="page" text:anchor-page-number="1" draw:z-index="18" draw:style-name="gr1" draw:text-style-name="P5" svg:width="1.001cm" svg:height="0.6cm" svg:x="3.884cm" svg:y="8.35cm" draw:control="control21"/>
      <draw:control text:anchor-type="page" text:anchor-page-number="1" draw:z-index="19" draw:style-name="gr3" draw:text-style-name="P4" svg:width="6.481cm" svg:height="0.6cm" svg:x="4.9cm" svg:y="8.35cm" draw:control="control22"/>
      <draw:control text:anchor-type="page" text:anchor-page-number="1" draw:z-index="20" draw:style-name="gr3" draw:text-style-name="P4" svg:width="2.992cm" svg:height="0.6cm" svg:x="11.384cm" svg:y="8.35cm" draw:control="control23"/>
      <draw:control text:anchor-type="page" text:anchor-page-number="1" draw:z-index="21" draw:style-name="gr3" draw:text-style-name="P4" svg:width="4.626cm" svg:height="0.6cm" svg:x="14.376cm" svg:y="8.35cm" draw:control="control24"/>
      <draw:control text:anchor-type="page" text:anchor-page-number="1" draw:z-index="22" draw:style-name="gr1" draw:text-style-name="P5" svg:width="9.335cm" svg:height="0.6cm" svg:x="2.05cm" svg:y="8.999cm" draw:control="control25"/>
      <draw:control text:anchor-type="page" text:anchor-page-number="1" draw:z-index="23" draw:style-name="gr3" draw:text-style-name="P4" svg:width="7.617cm" svg:height="0.6cm" svg:x="11.384cm" svg:y="8.999cm" draw:control="control26"/>
      <draw:control text:anchor-type="page" text:anchor-page-number="1" draw:z-index="24" draw:style-name="gr1" draw:text-style-name="P1" svg:width="2.834cm" svg:height="0.6cm" svg:x="2.051cm" svg:y="9.901cm" draw:control="control27"/>
      <draw:control text:anchor-type="page" text:anchor-page-number="1" draw:z-index="25" draw:style-name="gr2" draw:text-style-name="P4" svg:width="5.16cm" svg:height="0.6cm" svg:x="4.9cm" svg:y="9.901cm" draw:control="control28"/>
      <draw:control text:anchor-type="page" text:anchor-page-number="1" draw:z-index="26" draw:style-name="gr2" draw:text-style-name="P4" svg:width="6.7cm" svg:height="0.6cm" svg:x="10.063cm" svg:y="9.901cm" draw:control="control29"/>
      <draw:control text:anchor-type="page" text:anchor-page-number="1" draw:z-index="27" draw:style-name="gr2" draw:text-style-name="P3" svg:width="2.2cm" svg:height="0.6cm" svg:x="16.799cm" svg:y="9.901cm" draw:control="control30"/>
      <draw:control text:anchor-type="page" text:anchor-page-number="1" draw:z-index="28" draw:style-name="gr1" draw:text-style-name="P4" svg:width="3.502cm" svg:height="0.6cm" svg:x="2.051cm" svg:y="10.567cm" draw:control="control31"/>
      <draw:control text:anchor-type="page" text:anchor-page-number="1" draw:z-index="29" draw:style-name="gr2" draw:text-style-name="P3" svg:width="12.327cm" svg:height="0.6cm" svg:x="6.733cm" svg:y="10.567cm" draw:control="control32"/>
      <draw:control text:anchor-type="page" text:anchor-page-number="1" draw:z-index="30" draw:style-name="gr1" draw:text-style-name="P6" svg:width="3.502cm" svg:height="0.6cm" svg:x="2.05cm" svg:y="11.568cm" draw:control="control33"/>
      <draw:control text:anchor-type="page" text:anchor-page-number="1" draw:z-index="31" draw:style-name="gr1" draw:text-style-name="P7" svg:width="3.017cm" svg:height="0.6cm" svg:x="5.719cm" svg:y="11.568cm" draw:control="control34"/>
      <draw:control text:anchor-type="page" text:anchor-page-number="1" draw:z-index="32" draw:style-name="gr2" draw:text-style-name="P4" svg:width="10.365cm" svg:height="0.6cm" svg:x="8.636cm" svg:y="11.568cm" draw:control="control35"/>
      <draw:control text:anchor-type="page" text:anchor-page-number="1" draw:z-index="33" draw:style-name="gr2" draw:text-style-name="P4" svg:width="17.003cm" svg:height="2.5cm" svg:x="2cm" svg:y="12.25cm" draw:control="control36"/>
      <draw:control text:anchor-type="page" text:anchor-page-number="1" draw:z-index="34" draw:style-name="gr1" draw:text-style-name="P7" svg:width="4.001cm" svg:height="0.6cm" svg:x="2.051cm" svg:y="14.834cm" draw:control="control37"/>
      <draw:control text:anchor-type="page" text:anchor-page-number="1" draw:z-index="35" draw:style-name="gr1" draw:text-style-name="P3" svg:width="13.502cm" svg:height="0.6cm" svg:x="5.5cm" svg:y="14.834cm" draw:control="control38"/>
      <draw:control text:anchor-type="page" text:anchor-page-number="1" draw:z-index="36" draw:style-name="gr1" draw:text-style-name="P3" svg:width="2.2cm" svg:height="0.602cm" svg:x="2.385cm" svg:y="16.349cm" draw:control="control39"/>
      <draw:control text:anchor-type="page" text:anchor-page-number="1" draw:z-index="37" draw:style-name="gr2" draw:text-style-name="P4" svg:width="13.502cm" svg:height="1.5cm" svg:x="5.5cm" svg:y="15.501cm" draw:control="control40"/>
      <draw:control text:anchor-type="page" text:anchor-page-number="1" draw:z-index="38" draw:style-name="gr1" draw:text-style-name="P6" svg:width="3.5cm" svg:height="0.6cm" svg:x="2.051cm" svg:y="17.501cm" draw:control="control45"/>
      <draw:control text:anchor-type="page" text:anchor-page-number="1" draw:z-index="39" draw:style-name="gr1" draw:text-style-name="P4" svg:width="0.5cm" svg:height="0.668cm" svg:x="7.885cm" svg:y="17.501cm" draw:control="control41"/>
      <draw:control text:anchor-type="page" text:anchor-page-number="1" draw:z-index="40" draw:style-name="gr2" draw:text-style-name="P4" svg:width="6.501cm" svg:height="0.668cm" svg:x="8.386cm" svg:y="17.501cm" draw:control="control42"/>
      <draw:control text:anchor-type="page" text:anchor-page-number="1" draw:z-index="41" draw:style-name="gr1" draw:text-style-name="P4" svg:width="1.001cm" svg:height="0.668cm" svg:x="14.885cm" svg:y="17.501cm" draw:control="control43"/>
      <draw:control text:anchor-type="page" text:anchor-page-number="1" draw:z-index="42" draw:style-name="gr4" draw:text-style-name="P4" svg:width="3.169cm" svg:height="0.668cm" svg:x="15.886cm" svg:y="17.501cm" draw:control="control44"/>
      <draw:control text:anchor-type="page" text:anchor-page-number="1" draw:z-index="43" draw:style-name="gr2" draw:text-style-name="P8" svg:width="13.001cm" svg:height="0.9cm" svg:x="4.053cm" svg:y="18.249cm" draw:control="control46"/>
      <draw:control text:anchor-type="page" text:anchor-page-number="1" draw:z-index="44" draw:style-name="gr2" draw:text-style-name="P4" svg:width="17.001cm" svg:height="2.401cm" svg:x="2cm" svg:y="19.2cm" draw:control="control47"/>
      <draw:control text:anchor-type="page" text:anchor-page-number="1" draw:z-index="45" draw:style-name="gr2" draw:text-style-name="P9" svg:width="17.001cm" svg:height="3.2cm" svg:x="2cm" svg:y="21.699cm" draw:control="control48"/>
      <draw:control text:anchor-type="page" text:anchor-page-number="1" draw:z-index="46" draw:style-name="gr1" draw:text-style-name="P4" svg:width="5.501cm" svg:height="0.602cm" svg:x="2cm" svg:y="25cm" draw:control="control51"/>
      <draw:control text:anchor-type="page" text:anchor-page-number="1" draw:z-index="47" draw:style-name="gr2" draw:text-style-name="P3" svg:width="3.001cm" svg:height="0.602cm" svg:x="7.5cm" svg:y="25cm" draw:control="control52"/>
      <draw:control text:anchor-type="page" text:anchor-page-number="1" draw:z-index="48" draw:style-name="gr2" draw:text-style-name="P10" svg:width="5.501cm" svg:height="0.602cm" svg:x="10.5cm" svg:y="25cm" draw:control="control53"/>
      <draw:control text:anchor-type="page" text:anchor-page-number="1" draw:z-index="49" draw:style-name="gr3" draw:text-style-name="P3" svg:width="3.001cm" svg:height="0.602cm" svg:x="16cm" svg:y="25cm" draw:control="control54"/>
      <draw:control text:anchor-type="page" text:anchor-page-number="1" draw:z-index="50" draw:style-name="gr2" draw:text-style-name="P4" svg:width="17.001cm" svg:height="2.001cm" svg:x="2cm" svg:y="25.7cm" draw:control="control55"/>
      <draw:control text:anchor-type="page" text:anchor-page-number="1" draw:z-index="51" draw:style-name="gr1" draw:text-style-name="P3" svg:width="3.001cm" svg:height="0.6cm" svg:x="16cm" svg:y="2cm" draw:control="control7"/>
      <draw:control text:anchor-type="page" text:anchor-page-number="1" draw:z-index="52" draw:style-name="gr1" draw:text-style-name="P3" svg:width="3.001cm" svg:height="0.6cm" svg:x="12.899cm" svg:y="2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0.3$Linux_x86 LibreOffice_project/10m0$Build-3</meta:generator>
    <meta:editing-duration>P2DT18H11M46S</meta:editing-duration>
    <meta:editing-cycles>716</meta:editing-cycles>
    <meta:initial-creator>2-1058443 480 849 462 00027</meta:initial-creator>
    <dc:date>2016-03-01T10:43:00.473695909</dc:date>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MainFormInit(oEvent As Object)
Dim sDataBase As String
'	oEvent.Source.getByName("GroupFilter").getByName("GroupList").Tag = _
'	GetAddressColumnId(oEvent.Source.ActiveConnection)
'	sDataBase = GetAddressDataBase(oEvent.Source.ActiveConnection)
'	oEvent.Source.getByName("GroupFilter").getByName("GroupForm").DataSourceName = sDataBase
'	oEvent.Source.getByName("AddressFilter").getByName("AddressForm").DataSourceName = sDataBase
End Sub


Sub GroupListChanged(oEvent As Object)
Dim oEmailList As Object
Dim sColumnId As String
Dim sAlias As String
Dim sTable As String
Dim sSql As String
	sColumnId = oEvent.Source.Model.Tag
	sAlias = sColumnId &amp; "-1"
	sTable = oEvent.Source.Model.ValueItemList(oEvent.Selected)
	sSql = "SELECT """ &amp; sColumnId &amp; """, """ &amp; sColumnId &amp; """ AS """ &amp; sAlias &amp; """ FROM """ &amp; sTable &amp; """ ORDER BY """ &amp; sColumnId &amp; """ ASC"
	oEmailList = oEvent.Source.Model.Parent.getByName("GroupForm").getByName("EmailList")
	oEmailList.ListSource = Array(sSql)
	oEmailList.refresh()
End Sub


Sub EmailListInsert(oEvent As Object)
Dim oConnection As Object
Dim oForm As Object
Dim mValues As Object
Dim oAddressList As Object
	oForm = ThisComponent.DrawPage.Forms.getByName("MainForm")
	mValues = oForm.getByName("GroupFilter").getByName("GroupForm").getByName("EmailList").SelectedValues()
	oConnection = oForm.getByName("AddressFilter").ActiveConnection
	InsertAddress(oConnection, mValues)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Connection As Object
Dim oForm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oForm.getByName("BodyFilter").reload()
	oForm.getByName("ModelFilter").reload()
	oForm.getByName("ModelFilter").getByName("ModelList").refresh()
	oForm.getByName("BodyFilter").getByName("BodyForm").getByName("TotalForm").reload()
	oForm.getByName("ModelFilter").getByName("ModelForm").getByName("EmailForm").getByName("FileList").refresh()
End Sub


Sub ModelListNameChanged(oEvent As Object)
	ThisComponent.DrawPage.Forms.getByName("MainForm").getByName("ModelFilter").getByName("ModelList").refresh()
End Sub


Sub ModelListInsert(oEvent As Object)
Dim oForm As Object
	oForm = oEvent.Source.Model.Parent
	InsertModels(oForm.ActiveConnection, "New model")
	oForm.Parent.getByName("ModelList").refresh()
End Sub


Sub TotalUpdate(oEvent As Object)
Dim oForm As Object
	oForm = ThisComponent.DrawPage.Forms.getByName("MainForm")
	oForm.getByName("BodyFilter").getByName("BodyForm").getByName("TotalForm").reload()
End Sub


Sub FileListInsert(oEvent As Object)
Dim oForm As Object
	oForm = oEvent.Source.Model.Parent
	InsertFiles(oForm.ActiveConnection, oEvent.Source.Model.text)
	oForm.getByName("FileList").refresh()
End Sub


Sub TemplateButtonUpdate(oEvent As Object)
Dim oForm As Object
	oForm = oEvent.Source.Model.Parent
	UpdateTemplate(oForm.ActiveConnection, oEvent.Source.Model.text)
End Sub

Sub TemplateButtonInit(oEvent As Object)
	oEvent.Source.getByName("TemplateButton").text = GetTemplate(oEvent.Source.ActiveConnection)
End Sub


Sub FileListDeleted(oEvent As Object)
Dim oForm As Object
Dim oFileList As Object
Dim oSelectedItems As Object
	oForm =  oEvent.Source.Model.Parent
	oFileList = oForm.getByName("FileLis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EmailCheckBoxToogle(oEvent As Object)
Dim oForm As Object
	oForm = oEvent.Source.Model.Parent
	ToogleForm(oForm, oEvent.Source.Model.Name, oEvent.Selected)
End Sub


Sub PdfCheckBoxToogle(oEvent As Object)
Dim oForm As Object
	oForm = oEvent.Source.Model.Parent.Parent
	ToogleForm(oForm, oEvent.Source.Model.Name, oEvent.Selected)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cript:module>
</file>

<file path=Basic/Standard/Form.xml><?xml version="1.0" encoding="utf-8"?>
<!DOCTYPE module  PUBLIC '-//OpenOffice.org//DTD OfficeDocument 1.0//EN'  'module.dtd'>
<script:module xmlns:script="http://openoffice.org/2000/script" script:name="Form" script:language="StarBasic">REM  *****  BASIC  *****

Option Explicit

Private oDbMerge As Object
Private oDialog As Object
Const sDbMerge = "GContactOOo"


Sub FormInit(oEvent As Object)
Dim oDispatcher As Object
Dim oDoc As Object
Dim mArg(0) as new com.sun.star.beans.PropertyValue
	' No Menu, no Ruler
	oDispatcher = createUnoService("com.sun.star.frame.DispatchHelper")
	oDoc = ThisComponent.CurrentController.Frame
	mArg(0).Name = "Ruler"
	mArg(0).Value = False
	oDispatcher.executeDispatch(oDoc, ".uno:Ruler", "", 0, mArg())
'	oDoc.LayoutManager.setVisible(False)
End Sub


Sub FormExit(oEvent As Object)
Dim oDispatcher As Object
Dim mArg(0) as new com.sun.star.beans.PropertyValue
	oDispatcher = createUnoService("com.sun.star.frame.DispatchHelper")
	mArg(0).Name = "Ruler"
	mArg(0).Value = True
	oDispatcher.executeDispatch(ThisComponent.CurrentController.Frame, ".uno:Ruler", "", 0, mArg())
End Sub


Sub DataBaseInit(oEvent As Object)
Dim oConnection As Object
Dim sDbName As String
Dim sErrorMsg As String
	' Check if the Merge database is registred
	If OpenDbConnection(oDbMerge, sDbMerge, sErrorMsg) Then
		' Get the name of AddressBook database
		sDbName = GetAddressDataBase(oDbMerge)
		' Check if it's a Thunderbird AddressBook
		If CheckAddressQuery(sDbName) Then
			' Open Thunderbird AddressBook
			If OpenDbConnection(oConnection, sDbName, sErrorMsg) Then
				If CheckAddressTables(oConnection) Then
					If CheckAddressColumns(oConnection) Then
						CloseDbConnection(oDbMerge)
						CloseDbConnection(oConnection)
						Exit Sub
					End If
				End If
			End If
		End If
	Else
		MsgBox(sErrorMsg)
		ThisComponent.CurrentController.Frame.Close(False)
		Exit Sub
	End If
	'DataBaseSetup(sErrorMsg)
End Sub


Sub DataBaseSetup(sErrorMsg As String, _
				  Optional oConnection As Object)
	If Not IsMissing(oConnection) Then
		oDbMerge = oConnection
	End If
	Select Case ShowDialog(sDbMerge, sErrorMsg)
		Case 1:
			UpdateFilter(oDbMerge, "DataBase", oDialog.getControl("ListBox1").SelectedItem)
			CloseDbConnection(oDbMerge)
		Case Else
			CloseDbConnection(oDbMerge)
			'ThisComponent.CurrentController.Frame.Close(False)
	End Select
End Sub


Function ShowDialog(sDbName As String, _
					sErrorMsg As String) As Integer
Dim oListener As Object
'Dim oButtonListener As Object
Dim oContext As Object
Dim oLabel As Object
Dim i As Integer
	If Not DialogLibraries.isLibraryLoaded("Standard") Then
		DialogLibraries.loadLibrary("Standard")
	End If
	oContext = CreateUnoService("com.sun.star.sdb.DatabaseContext")
	oDialog = CreateUnoDialog(DialogLibraries.Standard.Dialog1)
	For i = LBound(oContext.ElementNames) To UBound(oContext.ElementNames)
		If oContext.ElementNames(i) &lt;&gt; sDbName Then
			oDialog.getControl("ListBox1").AddItem(oContext.ElementNames(i), i)
		End If
	Next i
	oListener = CreateUnoListener("listbox_", "com.sun.star.awt.XActionListener")
	oDialog.getControl("ListBox1").addActionListener(oListener)
	'oButtonListener = CreateUnoListener("button_", "com.sun.star.awt.XActionListener")
	'oDialog.getControl("Button1").addActionListener(oButtonListener)
	'oDialog.getControl("Button2").addActionListener(oButtonListener)
	oDialog.getControl("Label2").text = sErrorMsg
	ShowDialog = oDialog.execute()
	'oDialog.dispose()
End Function


Sub listbox_ActionPerformed(oEvent As Object)
Dim oConnection As Object
Dim sDbName As String
Dim sErrorMsg As String
	sDbName = oEvent.Source.SelectedItem
	If CheckAddressDataBase(sDbName, sErrorMsg) Then
		If OpenDbConnection(oConnection, sDbName, sErrorMsg) Then
			If Not CheckAddressTables(oConnection) Then
				UpdateAddressTables(oDbMerge, oConnection.Tables)
			End If
			If Not CheckAddressColumns(oConnection) Then
				UpdateAddressColumns(oDbMerge, oConnection.Tables.getByIndex(0).Columns)
				MakeAddressQueries(oDbMerge, sDbName)
			End If
			If Not CheckAddressQuery(sDbName) Then
				MakeAddressQueries(oDbMerge, sDbName)
			End If
			CloseDbConnection(oConnection)
			oDialog.getControl("Button1").Model.Enabled = True
			oDialog.getControl("Button2").Model.Enabled = False
			oDialog.getControl("Label2").text = sDbName &amp; " seem to be a Thunderbird AddressBook..."
			Exit Sub
		End If
	End If
	oDialog.getControl("Button1").Model.Enabled = False
	oDialog.getControl("Button2").Model.Enabled = True
	oDialog.getControl("Label2").text = sErrorMsg
End Sub


Sub button_ActionPerformed(oEvent)
	'oDialog.getControl("Label2").text = "Ca marche"
'	If oEvent.Source.getModel().PushButtonType = 1 Then
	UpdateFilter(oDbMerge, "DataBase", "test")
'	End If
	'MsgBox(oEvent.Source.getModel().DefaulfButton)
End Sub


Function CheckAddressDataBase(sName As String, _
							  sErrorMsg As String) As Boolean
Dim oConnection As Object
Dim sMsg As String
Dim i As Integer
	sMsg = sName &amp; "doesn't seem to be a Thunderbird AddressBook!!!" &amp; CHR(13)
	If Not OpenDbConnection(oConnection, sName, sErrorMsg) Then
		Exit Function
	ElseIf (oConnection.Tables.Count &lt; 7) Then
		sErrorMsg = sMsg &amp; "Number of table: " &amp; oConnection.Tables.Count &amp; " don't match!!!"
		CloseDbConnection(oConnection)
		Exit Function
	ElseIf (oConnection.Tables.Count - oConnection.Views.Count) &lt;&gt; 2 Then
		sErrorMsg = sMsg &amp; "Number of view don't match!!!"
		CloseDbConnection(oConnection)
		Exit Function
	Else
		For i = 0 To 7
			If (oConnection.Tables.getByIndex(i).Columns.Count &lt;&gt; 37) Then
				sErrorMsg = sMsg &amp; "Number of columns don't match!!!"
				CloseDbConnection(oConnection)
				Exit Function
			End If
		Next i
	End If
	CloseDbConnection(oConnection)
	CheckAddressDataBase = True
End Function


Function CheckAddressTables(oConnection As Object) As Boolean
Dim oResult As Object
Dim i as Integer
	oResult = oDbMerge.prepareCommand("QueryAddressTable", 1).executeQuery()
	While oResult.next()
		If Not oConnection.Tables.hasByName(oResult.getString(1)) Then
			Exit Function
		End If
		i = i + 1
	WEnd
	CheckAddressTables = (i = oConnection.Tables.Count)
End Function


Function CheckAddressColumns(oConnection As Object) As Boolean
Dim oColumns As Object
Dim oResult As Object
Dim i as Integer
	oColumns = oConnection.Tables.getByIndex(0).Columns
	oResult = oDbMerge.prepareCommand("QueryAddressColumn", 1).executeQuery()
	While oResult.next()
		If Not oColumns.hasByName(oResult.getString(1)) Then
			Exit Function
		End If
		i = i + 1
	WEnd
	CheckAddressColumns = (i = oColumns.Count)
End Function


Function CheckAddressQuery(sName As String) As Boolean
Dim oContext As Object
Dim oQueryDefinitions As Object
Dim i As Integer
	oContext = createUnoService("com.sun.star.sdb.DatabaseContext")
	If oContext.hasByName(sName) Then
		oQueryDefinitions = oContext.getByName(sName).getQueryDefinitions()
		For i = GetAddressQueries("LBound") To GetAddressQueries("UBound")
			If Not oQueryDefinitions.hasByName(GetAddressQueries("Name", i)) Then
				Exit Function
			End If
		Next i
	End If
	CheckAddressQuery = True
End Function


Sub MakeAddressQueries(oConnection As Object, _
					   sDbName As String) 
Dim oContext As Object
Dim oQueryDefinitions As Object
Dim i As Integer
	oContext = createUnoService("com.sun.star.sdb.DatabaseContext")
	oQueryDefinitions = oContext.getByName(sDbName).getQueryDefinitions()
	For i = GetAddressQueries("LBound") To GetAddressQueries("UBound")
		MakeAddressQuery(oConnection, oQueryDefinitions, GetAddressQueries("Name", i), i) 
	Next i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script:module>
</file>

<file path=Basic/Standard/Merge.xml><?xml version="1.0" encoding="utf-8"?>
<!DOCTYPE module  PUBLIC '-//OpenOffice.org//DTD OfficeDocument 1.0//EN'  'module.dtd'>
<script:module xmlns:script="http://openoffice.org/2000/script" script:name="Merge" script:language="StarBasic">REM  *****  BASIC  *****

Option Explicit

Private oEmailService As Object
Private sEmailBody As String
Private mEmailAttachments() As Object
Const nEmailAttachmentMaxSizeMo = 5


Sub MailMerge(oEvent As Object)
	Dim sErrorMsg As String
	Dim oForm: oForm = ThisComponent.DrawPage.Forms.getByName("MainForm")
	Dim oMergeConnexion: oMergeConnexion = oForm.getByName("AddressFilter").ActiveConnection
	Dim oAddressConnexion: oAddressConnexion = oForm.getByName("GroupFilter").getByName("GroupForm").ActiveConnection
	If oMergeConnexion.Tables.hasByName("AddressMerge") Then
		DeleteAddressMerge(oMergeConnexion)
	Else
		MakeAddressMerge(oMergeConnexion)
	End If
	Dim aEmailAddress: aEmailAddress = GetEmailAddress(oMergeConnexion)
	If UBound(aEmailAddress) = -1 Then
		MsgBox("No address selected!!! Check your settings")
		Exit Sub
	End If
	Dim i As Integer
	Dim sSqlSelect As String, sSqlInsert As String
	sSqlSelect = GetSqlSelectAddress(oMergeConnexion)
	sSqlInsert = GetSqlInsertAddress(oMergeConnexion)
	For i = LBound(aEmailAddress) To UBound(aEmailAddress)
		InsertAddressMerge(oMergeConnexion, sSqlInsert, GetAddress(oAddressConnexion, sSqlSelect, aEmailAddress(i)))
	Next i
	Dim oStatment: oStatment = oMergeConnexion.prepareCommand("QueryModelFilter", 1)
	Dim oResultSet: oResultSet = oStatment.executeQuery()
	Dim sModel As String, sSubject As String, sModelUrl As String
	Dim bEmail As Boolean, bPdf As Boolean
	If oResultSet.next() Then
		sModel = oResultSet.getString(1)
		bEmail = oResultSet.getBoolean(2)
		sSubject = oResultSet.getString(3)
		sEmailBody = oResultSet.getString(4)
		bPdf = oResultSet.getBoolean(5)
		sModelUrl = ConvertToURL(oResultSet.getString(6))
		i = oResultSet.getInt(7)
		If bPdf Then
			ReDim mEmailAttachments(i)
		ElseIf i &gt; 0 Then
			ReDim mEmailAttachments(i -1)
		End If
	Else
		MsgBox("DataBase Error!!! Check 'Models' table")
		Exit Sub
	End If
	If Not CheckModelFile(sModelUrl) Then
		MsgBox("No master document provided!!! Check your configuration")
		Exit Sub
	End If
	i = 0
	If bPdf Then
		Dim oReportUrl As New com.sun.star.util.URL
		If Not GetReportUrl(oMergeConnexion, sModel, oReportUrl, sErrorMsg) Then
			MsgBox(sErrorMsg)
			Exit Sub
		End If
		MakeMailMerge(oMergeConnex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xion.prepareCommand("QueryFileFilter", 1)
		oResultSet = oStatment.executeQuery()
		While oResultSet.next()
			mEmailAttachments(i) = GetUrlFromString(ConvertToURL(oResultSet.getString(1)))
			i = i + 1
		Wend
		If Not CheckAttachment(bPdf,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 As Boolean
Dim oProvider As Object
Dim oServer As Object
Dim oUser As Object
	oProvider = CreateUnoService("com.sun.star.mail.MailServiceProvider")
	oEmailService = oProvider.Create("com.sun.star.mail.SMTP")
	oServer = CreateUnoListener("server_", "com.sun.star.uno.XCurrentContext")
	oUser = CreateUnoListener("user_", "com.sun.star.mail.XAuthenticator")
	oEmailService.Connect(oServer, oUser)
	GetMailService = oEmailService.isConnected
End Function


Function SendEmail(sTo As String, _
				   sFrom As String, _
				   sSubject As String, _
				   oBody As Object, _
				   sErrorMsg As String) As Boolean
Dim oEmail As Object
Dim oMail As Object
Dim i As Integer
	On Error GoTo ErrorHandl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sErrorMsg As String) As Boolean
Dim oService As Object
Dim nMaxSize As Long
Dim nSize As Long
Dim i As Integer
	nMaxSize = nEmailAttachmentMaxSizeMo*1024*1024
	oService = createUnoService("com.sun.star.ucb.SimpleFileAccess")
	For i = LBound(mEmailAttachments) To UBound(mEmailAttachments)
		If Not (bPdf And i = LBound(mEmailAttachments)) Then
			If  Not oService.exists(mEmailAttachments(i).Main) Then
				sErrorMsg = "Cannot find attached File :" &amp; CHR(13) &amp; _ 
							ConvertFromUrl(mEmailAttachments(i).Main)
				CheckAttachment = False
				Exit Function
			End If
			nSize = oService.getSize(mEmailAttachments(i).Main)
			If nSize = 0 Or nSize &gt; nMaxSize Then
				sErrorMsg = "Attached File has not a valid size!!!" &amp; CHR(13) &amp; _
							ConvertFromUrl(mEmailAttachments(i).Name)
				CheckAttachment = False
				Exit Function
			End If
		End If
	Next i
   	CheckAttachment = True
End Function


Function CheckModelFile(sUrl As String) As Boolean
Dim oService As Object
	oService = createUnoService("com.sun.star.ucb.SimpleFileAccess")
	CheckModelFile = oService.exists(sUrl)
End Function


Function SetAttachmentType(bPdf As Boolean)
Dim oDetection As Object
Dim mTypes As Object
Dim sType As String
Dim i As Integer
Dim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Sql.xml><?xml version="1.0" encoding="utf-8"?>
<!DOCTYPE module  PUBLIC '-//OpenOffice.org//DTD OfficeDocument 1.0//EN'  'module.dtd'>
<script:module xmlns:script="http://openoffice.org/2000/script" script:name="Sql" script:language="StarBasic">REM  *****  BASIC  *****

Option Explicit

Const nAddressColumnId = 5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oResult.getString(1) &amp; """ AS """ &amp; oResult.getString(2) &amp; """"
		i = i + 1
	WEnd
	GetAddressAlias = join(mAlias, ", ")
End Function


Function GetAddressQuery(oConnection As Object) As String
Dim sSql As String
	sSql = "SELECT " &amp; GetAddressAlias(oConnection) &amp; " FROM """ &amp; GetAddressTable(oConnection) &amp; """;"
	GetAddressQuery = sSql
End Function


Function GetAddressQueryList(oConnection As Object) As String
Dim sColumnId As String
Dim sTable As String
Dim sSql As String
	sColumnId = GetAddressColumnId(oConnection)
	sTable = GetAddressTable(oConnection)
	sSql = "SELECT """ &amp; sColumnId &amp; """, """ &amp; sColumnId &amp; _
	""" FROM """ &amp; sTable &amp; _
	""" ORDER BY """ &amp; sColumnId &amp; """ ASC"
	GetAddressQueryList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_
				 sColumn As String, _
				 sValue As String)
Dim sSql As String
	sSql = "UPDATE ""Filter"" SET """ &amp; sColumn &amp; """ = '" &amp; _
	EscapeApostrophe(sValue) &amp; "' " &amp; "WHERE ""ID"" = 1;"
	oConnection.createStatement().executeUpdate(sSql)
End Sub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oTables.getByIndex(i).Name &amp; "');"
		oStatement.executeUpdate(sSql)
	Next i
End Sub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oColumns.getByIndex(i).Name &amp; "', '" &amp; _
			   				 GetAddressColumn(i) &amp; "');"
		oStatement.executeUpdate(sSql)
	Next i
End Sub


Sub DeleteAddress(oConnection As Object, _
				  mValues As Variant)
Dim sSql As String
	sSql = "DELETE FROM ""Address"" " &amp; _
	"WHERE ""Email"" IN ('" &amp; Join(mValues, "', '") &amp; "');"
	oConnection.createStatement().executeUpdate(sSql)
End Sub


Sub InsertModels(oConnection As Object, _
				 sValue As String)
Dim sSql As String
	sSql = "INSERT INTO ""Models"" (""Model"") VALUES ('" &amp; sValue &amp; "');"
	oConnection.createStatement().executeUpdate(sSql)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_
				   sValue As String)
Dim sSql As String
	sSql = "UPDATE ""Models"" SET ""File"" = '" &amp; EscapeApostrophe(sValue) &amp; "' " &amp; _
	"WHERE ""ID"" = (SELECT ""Model"" FROM ""Filter"" WHERE ""ID"" = 1);"
	oConnection.createStatement().executeUpdate(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_
					   sSql As String, _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_
					sSql As String, _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OpenDb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Db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Function CloseDbConnection(oConnection as Object, _
						   sErrorMsg As String)
	On Error GoTo ErrorHandler 
	oConnection.close
	oConnection.dispose
	On Error GoTo 0
ExitHandler:
	Exit Function
ErrorHandler:
    sErrorMsg = "Error: " &amp; Error
    GoTo ExitHandler
End Function


Sub GetInfo()
    oInfos = GetConfigAccess("/org.openoffice.UserProfile/Data")
End Sub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Sub CreateFilesTable()
Dim oStatement As Object
	oStatement = ThisDataBaseDocument.CurrentController.ActiveConnection.createStatement()
	oStatement.executeUpdate(getSqlQueryCreateTable("Files"))
End Sub


Function getSqlQueryCreateTable(sTable as String) As String
Dim sSql As String
	Select Case sTable
		Case "Files"
			sSql = "CREATE TABLE ""Files"" (""ID"" INTEGER IDENTITY, ""Model"" INTEGER NOT NULL, ""File"" VARCHAR(256) NOT NULL);"
	End Select
	getSqlQueryCreateTable = sSql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Sql"/>
  <library:element library:name="Merge"/>
  <library:element library:name="Control"/>
  <library:element library:name="For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6" dlg:top="52" dlg:width="149" dlg:height="130" dlg:closeable="true" dlg:moveable="true">
  <dlg:styles>
    <dlg:style dlg:style-id="0" dlg:background-color="0xdddddd"/>
    <dlg:style dlg:style-id="1" dlg:background-color="0xdddddd" dlg:border="3d"/>
  </dlg:styles>
  <dlg:bulletinboard>
    <dlg:text dlg:style-id="0" dlg:id="Label1" dlg:tab-index="0" dlg:left="8" dlg:top="4" dlg:width="134" dlg:height="10" dlg:page="1" dlg:value="Thunderbird AddressBook registred database:" dlg:nolabel="true"/>
    <dlg:menulist dlg:id="ListBox1" dlg:tab-index="3" dlg:left="8" dlg:top="20" dlg:width="134" dlg:height="10" dlg:spin="true" dlg:linecount="-1"/>
    <dlg:text dlg:style-id="1" dlg:id="Label2" dlg:tab-index="4" dlg:left="8" dlg:top="40" dlg:width="134" dlg:height="60" dlg:multiline="true" dlg:nolabel="true"/>
    <dlg:button dlg:id="Button2" dlg:tab-index="2" dlg:left="55" dlg:top="110" dlg:width="40" dlg:height="12" dlg:value="Cancel" dlg:button-type="cancel"/>
    <dlg:button dlg:id="Button1" dlg:tab-index="1" dlg:left="102" dlg:top="110" dlg:width="40" dlg:height="12" dlg:value="Ok" dlg:button-type="ok"/>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